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e6e6e6" draw:textarea-horizontal-align="center" draw:textarea-vertical-align="middle"/>
    </style:style>
    <style:style style:name="gr7" style:family="graphic" style:parent-style-name="standard">
      <style:graphic-properties draw:fill="solid" draw:fill-color="#000000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ff"/>
    </style:style>
    <style:style style:name="P3" style:family="paragraph">
      <style:paragraph-properties fo:text-align="center"/>
      <style:text-properties fo:color="#ff0000"/>
    </style:style>
    <style:style style:name="T1" style:family="text">
      <style:text-properties fo:color="#e6e6ff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6.51cm" svg:height="10.16cm" svg:x="1.635cm" svg:y="1.635cm">
          <text:p text:style-name="P1">Asterisk management </text:p>
          <text:p text:style-name="P1">connections</text:p>
        </draw:rect>
        <draw:rect draw:style-name="gr2" draw:text-style-name="P1" draw:id="id1" draw:layer="layout" svg:width="3.81cm" svg:height="1.905cm" svg:x="7.35cm" svg:y="7.985cm">
          <text:p text:style-name="P1">Synapse</text:p>
          <text:p text:style-name="P1">server</text:p>
        </draw:rect>
        <draw:rect draw:style-name="gr2" draw:text-style-name="P1" draw:id="id4" draw:layer="layout" svg:width="5.715cm" svg:height="1.27cm" svg:x="2.27cm" svg:y="2.27cm">
          <text:p text:style-name="P1">Multi tennant</text:p>
          <text:p text:style-name="P1">asterisk server</text:p>
        </draw:rect>
        <draw:rect draw:style-name="gr2" draw:text-style-name="P1" draw:id="id2" draw:layer="layout" svg:width="5.715cm" svg:height="1.27cm" svg:x="11.795cm" svg:y="4.81cm">
          <text:p text:style-name="P1">Multi tennant </text:p>
          <text:p text:style-name="P1">Asterisk server</text:p>
        </draw:rect>
        <draw:rect draw:style-name="gr2" draw:text-style-name="P1" draw:id="id3" draw:layer="layout" svg:width="5.08cm" svg:height="1.27cm" svg:x="9.255cm" svg:y="2.27cm">
          <text:p text:style-name="P1">Multi tennant</text:p>
          <text:p text:style-name="P1">Asterisk server</text:p>
        </draw:rect>
        <draw:connector draw:style-name="gr3" draw:text-style-name="P1" draw:layer="layout" draw:type="line" svg:x1="9.255cm" svg:y1="7.985cm" svg:x2="11.795cm" svg:y2="5.445cm" draw:start-shape="id1" draw:start-glue-point="0" draw:end-shape="id2" svg:d="m9255 7985 2540-2540">
          <text:p/>
        </draw:connector>
        <draw:connector draw:style-name="gr3" draw:text-style-name="P1" draw:layer="layout" draw:type="line" svg:x1="9.255cm" svg:y1="7.985cm" svg:x2="9.255cm" svg:y2="2.905cm" draw:start-shape="id1" draw:end-shape="id3" svg:d="m9255 7985v-5080">
          <text:p/>
        </draw:connector>
        <draw:connector draw:style-name="gr3" draw:text-style-name="P1" draw:layer="layout" draw:type="line" svg:x1="9.255cm" svg:y1="7.985cm" svg:x2="7.985cm" svg:y2="2.905cm" draw:start-shape="id1" draw:start-glue-point="0" draw:end-shape="id4" svg:d="m9255 7985-1270-5080">
          <text:p/>
        </draw:connector>
        <draw:frame draw:style-name="gr4" draw:layer="layout" svg:width="3.779cm" svg:height="0.962cm" svg:x="2.27cm" svg:y="10.833cm">
          <draw:text-box>
            <text:p>Data center</text:p>
          </draw:text-box>
        </draw:frame>
        <draw:ellipse draw:style-name="gr5" draw:text-style-name="P2" draw:layer="layout" svg:width="19.685cm" svg:height="1.27cm" svg:x="0.365cm" svg:y="13.7cm">
          <text:p text:style-name="P2"><text:span text:style-name="T1">internet</text:span></text:p>
        </draw:ellipse>
        <draw:rect draw:style-name="gr6" draw:text-style-name="P1" draw:layer="layout" svg:width="8.84cm" svg:height="5.715cm" svg:x="11.16cm" svg:y="16.24cm">
          <text:p/>
        </draw:rect>
        <draw:rect draw:style-name="gr6" draw:text-style-name="P1" draw:layer="layout" svg:width="8.255cm" svg:height="3.81cm" svg:x="1cm" svg:y="16.875cm">
          <text:p/>
        </draw:rect>
        <draw:rect draw:style-name="gr2" draw:text-style-name="P1" draw:id="id6" draw:layer="layout" svg:width="3.81cm" svg:height="1.905cm" svg:x="13.7cm" svg:y="16.875cm">
          <text:p text:style-name="P1">Synapse</text:p>
          <text:p text:style-name="P1">client</text:p>
        </draw:rect>
        <draw:frame draw:style-name="gr4" draw:layer="layout" svg:width="3.817cm" svg:height="0.962cm" svg:x="1.666cm" svg:y="19.415cm">
          <draw:text-box>
            <text:p>Customer A</text:p>
          </draw:text-box>
        </draw:frame>
        <draw:frame draw:style-name="gr4" draw:layer="layout" svg:width="3.851cm" svg:height="0.962cm" svg:x="11.16cm" svg:y="20.993cm">
          <draw:text-box>
            <text:p>Customer B</text:p>
          </draw:text-box>
        </draw:frame>
        <draw:rect draw:style-name="gr7" draw:text-style-name="P3" draw:id="id5" draw:layer="layout" svg:width="6.985cm" svg:height="0.635cm" svg:x="11.795cm" svg:y="20.05cm">
          <text:p text:style-name="P3"><text:span text:style-name="T2">Marquee with call info</text:span></text:p>
        </draw:rect>
        <draw:connector draw:style-name="gr8" draw:text-style-name="P1" draw:layer="layout" draw:type="line" svg:x1="15.287cm" svg:y1="20.05cm" svg:x2="15.605cm" svg:y2="18.78cm" draw:start-shape="id5" draw:end-shape="id6" draw:end-glue-point="2" svg:d="m15287 20050 318-1270">
          <text:p text:style-name="P1">Serial cable</text:p>
        </draw:connector>
        <draw:connector draw:style-name="gr8" draw:text-style-name="P1" draw:layer="layout" draw:type="line" svg:x1="15.605cm" svg:y1="16.875cm" svg:x2="9.255cm" svg:y2="9.89cm" draw:start-shape="id6" draw:start-glue-point="0" draw:end-shape="id1" draw:end-glue-point="2" svg:d="m15605 16875-6350-6985">
          <text:p text:style-name="P1">Synapse</text:p>
          <text:p text:style-name="P1">connection</text:p>
        </draw:connector>
        <draw:rect draw:style-name="gr2" draw:text-style-name="P1" draw:id="id7" draw:layer="layout" svg:width="6.985cm" svg:height="1.905cm" svg:x="1.635cm" svg:y="17.51cm">
          <text:p text:style-name="P1">Web browser</text:p>
          <text:p text:style-name="P1">Asterisk operator page</text:p>
        </draw:rect>
        <draw:connector draw:style-name="gr8" draw:text-style-name="P1" draw:layer="layout" draw:type="line" svg:x1="5.127cm" svg:y1="17.51cm" svg:x2="7.35cm" svg:y2="8.937cm" draw:start-shape="id7" draw:start-glue-point="0" draw:end-shape="id1" draw:end-glue-point="3" svg:d="m5127 17510 2223-8573">
          <text:p text:style-name="P1">Http</text:p>
          <text:p text:style-name="P1">connectio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30T15:10:18</meta:creation-date>
    <dc:date>2010-07-30T15:20:41</dc:date>
    <meta:editing-duration>PT00H10M24S</meta:editing-duration>
    <meta:editing-cycles>3</meta:editing-cycles>
    <meta:generator>OpenOffice.org/3.2$Linux OpenOffice.org_project/320m12$Build-9483</meta:generator>
    <meta:document-statistic meta:object-count="20"/>
  </office:meta>
</office:document-meta>
</file>